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c9ed" officeooo:paragraph-rsid="000ac9ed"/>
    </style:style>
    <style:style style:name="T1" style:family="text">
      <style:text-properties officeooo:rsid="000caa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 name is ++name++. I am a good boy. My emailid is ++email++.<text:span text:style-name="T1">my phone number ++phone++</text:span>.<text:span text:style-name="T1">I am from ++city++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22:06:26.639993668</meta:creation-date>
    <dc:date>2018-11-04T18:07:28.958655095</dc:date>
    <meta:editing-duration>PT4M10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1" meta:word-count="19" meta:character-count="108" meta:non-whitespace-character-count="89"/>
  </office:meta>
</office:document-meta>
</file>